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F000001BD074E2D18.png" manifest:media-type="image/png"/>
  <manifest:file-entry manifest:full-path="Pictures/10000AB500003FB800002FFFBBD22650.svg" manifest:media-type="image/svg+xml"/>
  <manifest:file-entry manifest:full-path="Pictures/10000201000000840000005792F116F3.png" manifest:media-type="image/png"/>
  <manifest:file-entry manifest:full-path="Pictures/1000177700000E32000009586B7C9C24.svg" manifest:media-type="image/svg+xml"/>
  <manifest:file-entry manifest:full-path="Pictures/100002010000003200000032EB291329.png" manifest:media-type="image/png"/>
  <manifest:file-entry manifest:full-path="Pictures/100051AF0000056700000567DF2A35F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IP">
      <style:graphic-properties fo:min-height="0.75cm"/>
    </style:style>
    <style:style style:name="gr3" style:family="graphic" style:parent-style-name="IP">
      <style:graphic-properties fo:min-height="0.712cm"/>
    </style:style>
    <style:style style:name="gr4" style:family="graphic" style:parent-style-name="Objekt_20_ohne_20_Füllung_20_und_20_Lini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Host">
      <style:graphic-properties draw:auto-grow-width="false" fo:min-height="0.17cm"/>
    </style:style>
    <style:style style:name="gr7" style:family="graphic" style:parent-style-name="IP">
      <style:graphic-properties draw:auto-grow-width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color="#000080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9999ff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993366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ffd320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808080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33cc66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A" draw:layer="layout" draw:type="lines" svg:x1="3.794cm" svg:y1="16.325cm" svg:x2="6.9cm" svg:y2="12.85cm" draw:start-shape="id1" draw:start-glue-point="1" draw:end-shape="id2" draw:end-glue-point="2" svg:d="M3794 16325h500l2606-2975v-500" svg:viewBox="0 0 3107 3476">
          <text:p/>
        </draw:connector>
        <draw:connector draw:style-name="B" draw:layer="layout" draw:type="lines" svg:x1="11.873cm" svg:y1="11.205cm" svg:x2="14.75cm" svg:y2="8.422cm" draw:start-shape="id3" draw:start-glue-point="0" draw:end-shape="id4" svg:d="M11873 11205v-500l2377-2283h500" svg:viewBox="0 0 2878 2784">
          <text:p/>
        </draw:connector>
        <draw:frame draw:style-name="gr1" draw:text-style-name="P1" xml:id="id5" draw:id="id5" draw:layer="layout" svg:width="2.594cm" svg:height="2.649cm" svg:x="1.2cm" svg:y="5.9cm">
          <draw:image xlink:href="Pictures/100051AF0000056700000567DF2A35FD.svg" xlink:type="simple" xlink:show="embed" xlink:actuate="onLoad">
            <text:p/>
          </draw:image>
          <draw:image xlink:href="Pictures/100002010000003200000032EB291329.png" xlink:type="simple" xlink:show="embed" xlink:actuate="onLoad"/>
        </draw:frame>
        <draw:frame draw:style-name="gr1" draw:text-style-name="P1" xml:id="id6" draw:id="id6" draw:layer="layout" svg:width="2.594cm" svg:height="2.649cm" svg:x="1.2cm" svg:y="10.65cm">
          <draw:image xlink:href="Pictures/100051AF0000056700000567DF2A35FD.svg" xlink:type="simple" xlink:show="embed" xlink:actuate="onLoad">
            <text:p/>
          </draw:image>
          <draw:image xlink:href="Pictures/100002010000003200000032EB291329.png" xlink:type="simple" xlink:show="embed" xlink:actuate="onLoad"/>
        </draw:frame>
        <draw:frame draw:style-name="gr1" draw:text-style-name="P1" xml:id="id1" draw:id="id1" draw:layer="layout" svg:width="2.594cm" svg:height="2.649cm" svg:x="1.2cm" svg:y="15.001cm">
          <draw:image xlink:href="Pictures/100051AF0000056700000567DF2A35FD.svg" xlink:type="simple" xlink:show="embed" xlink:actuate="onLoad">
            <text:p/>
          </draw:image>
          <draw:image xlink:href="Pictures/100002010000003200000032EB291329.png" xlink:type="simple" xlink:show="embed" xlink:actuate="onLoad"/>
        </draw:frame>
        <draw:frame draw:style-name="gr1" draw:text-style-name="P1" xml:id="id12" draw:id="id12" draw:layer="layout" svg:width="2.594cm" svg:height="2.649cm" svg:x="14.656cm" svg:y="1.801cm">
          <draw:image xlink:href="Pictures/100051AF0000056700000567DF2A35FD.svg" xlink:type="simple" xlink:show="embed" xlink:actuate="onLoad">
            <text:p/>
          </draw:image>
          <draw:image xlink:href="Pictures/100002010000003200000032EB291329.png" xlink:type="simple" xlink:show="embed" xlink:actuate="onLoad"/>
        </draw:frame>
        <draw:frame draw:style-name="gr1" draw:text-style-name="P1" xml:id="id10" draw:id="id10" draw:layer="layout" svg:width="2.594cm" svg:height="2.649cm" svg:x="26.106cm" svg:y="7.051cm">
          <draw:image xlink:href="Pictures/100051AF0000056700000567DF2A35FD.svg" xlink:type="simple" xlink:show="embed" xlink:actuate="onLoad">
            <text:p/>
          </draw:image>
          <draw:image xlink:href="Pictures/100002010000003200000032EB291329.png" xlink:type="simple" xlink:show="embed" xlink:actuate="onLoad"/>
        </draw:frame>
        <draw:frame draw:style-name="gr1" draw:text-style-name="P1" xml:id="id11" draw:id="id11" draw:layer="layout" svg:width="2.594cm" svg:height="2.649cm" svg:x="26.106cm" svg:y="13.65cm">
          <draw:image xlink:href="Pictures/100051AF0000056700000567DF2A35FD.svg" xlink:type="simple" xlink:show="embed" xlink:actuate="onLoad">
            <text:p/>
          </draw:image>
          <draw:image xlink:href="Pictures/100002010000003200000032EB291329.png" xlink:type="simple" xlink:show="embed" xlink:actuate="onLoad"/>
        </draw:frame>
        <draw:frame draw:style-name="gr1" draw:text-style-name="P1" xml:id="id3" draw:id="id3" draw:layer="layout" svg:width="2.346cm" svg:height="1.545cm" svg:x="10.7cm" svg:y="11.205cm">
          <draw:image xlink:href="Pictures/1000177700000E32000009586B7C9C24.svg" xlink:type="simple" xlink:show="embed" xlink:actuate="onLoad">
            <text:p/>
          </draw:image>
          <draw:image xlink:href="Pictures/10000201000000840000005792F116F3.png" xlink:type="simple" xlink:show="embed" xlink:actuate="onLoad"/>
        </draw:frame>
        <draw:frame draw:style-name="gr1" draw:text-style-name="P1" xml:id="id4" draw:id="id4" draw:layer="layout" svg:width="2.346cm" svg:height="1.545cm" svg:x="14.75cm" svg:y="7.65cm">
          <draw:image xlink:href="Pictures/1000177700000E32000009586B7C9C24.svg" xlink:type="simple" xlink:show="embed" xlink:actuate="onLoad">
            <text:p/>
          </draw:image>
          <draw:image xlink:href="Pictures/10000201000000840000005792F116F3.png" xlink:type="simple" xlink:show="embed" xlink:actuate="onLoad"/>
        </draw:frame>
        <draw:frame draw:style-name="gr1" draw:text-style-name="P1" xml:id="id8" draw:id="id8" draw:layer="layout" svg:width="2.346cm" svg:height="1.545cm" svg:x="19.2cm" svg:y="11.205cm">
          <draw:image xlink:href="Pictures/1000177700000E32000009586B7C9C24.svg" xlink:type="simple" xlink:show="embed" xlink:actuate="onLoad">
            <text:p/>
          </draw:image>
          <draw:image xlink:href="Pictures/10000201000000840000005792F116F3.png" xlink:type="simple" xlink:show="embed" xlink:actuate="onLoad"/>
        </draw:frame>
        <draw:frame draw:style-name="gr1" draw:text-style-name="P1" xml:id="id7" draw:id="id7" draw:layer="layout" svg:width="2.346cm" svg:height="1.545cm" svg:x="14.75cm" svg:y="14.855cm">
          <draw:image xlink:href="Pictures/1000177700000E32000009586B7C9C24.svg" xlink:type="simple" xlink:show="embed" xlink:actuate="onLoad">
            <text:p/>
          </draw:image>
          <draw:image xlink:href="Pictures/10000201000000840000005792F116F3.png" xlink:type="simple" xlink:show="embed" xlink:actuate="onLoad"/>
        </draw:frame>
        <draw:frame draw:style-name="Host" draw:layer="layout" svg:width="1.788cm" svg:height="0.628cm" svg:x="1.501cm" svg:y="8.805cm">
          <draw:text-box>
            <text:p>Host01</text:p>
          </draw:text-box>
        </draw:frame>
        <draw:frame draw:style-name="IP" draw:layer="layout" svg:width="2.192cm" svg:height="0.612cm" svg:x="3.75cm" svg:y="6.138cm">
          <draw:text-box>
            <text:p>10.0.0.1</text:p>
          </draw:text-box>
        </draw:frame>
        <draw:frame draw:style-name="Interface" draw:layer="layout" svg:width="1.286cm" svg:height="0.912cm" svg:x="3.73cm" svg:y="6.525cm">
          <draw:text-box>
            <text:p>h1-eth0</text:p>
          </draw:text-box>
        </draw:frame>
        <draw:frame draw:style-name="gr2" draw:layer="layout" svg:width="2.192cm" svg:height="0.65cm" svg:x="3.775cm" svg:y="11.05cm">
          <draw:text-box>
            <text:p>10.0.0.2</text:p>
          </draw:text-box>
        </draw:frame>
        <draw:frame draw:style-name="gr3" draw:layer="layout" svg:width="2.192cm" svg:height="0.612cm" svg:x="3.783cm" svg:y="15.4cm">
          <draw:text-box>
            <text:p>10.0.0.3</text:p>
          </draw:text-box>
        </draw:frame>
        <draw:frame draw:style-name="gr4" xml:id="id2" draw:id="id2" draw:layer="layout" svg:width="2.3cm" svg:height="1.733cm" svg:x="5.75cm" svg:y="11.117cm">
          <draw:image xlink:href="Pictures/10000AB500003FB800002FFFBBD22650.svg" xlink:type="simple" xlink:show="embed" xlink:actuate="onLoad">
            <text:p/>
          </draw:image>
          <draw:image xlink:href="Pictures/100002010000024F000001BD074E2D18.png" xlink:type="simple" xlink:show="embed" xlink:actuate="onLoad"/>
        </draw:frame>
        <draw:frame draw:style-name="gr5" xml:id="id9" draw:id="id9" draw:layer="layout" svg:width="2.3cm" svg:height="1.733cm" svg:x="23.827cm" svg:y="11.123cm">
          <draw:image xlink:href="Pictures/10000AB500003FB800002FFFBBD22650.svg" xlink:type="simple" xlink:show="embed" xlink:actuate="onLoad">
            <text:p/>
          </draw:image>
          <draw:image xlink:href="Pictures/100002010000024F000001BD074E2D18.png" xlink:type="simple" xlink:show="embed" xlink:actuate="onLoad"/>
        </draw:frame>
        <draw:connector draw:style-name="A" draw:layer="layout" draw:type="lines" svg:x1="3.794cm" svg:y1="7.224cm" svg:x2="6.9cm" svg:y2="11.117cm" draw:start-shape="id5" draw:start-glue-point="1" draw:end-shape="id2" draw:end-glue-point="0" svg:d="M3794 7224h500l2606 3393v500" svg:viewBox="0 0 3107 3894">
          <text:p/>
        </draw:connector>
        <draw:connector draw:style-name="A" draw:layer="layout" draw:type="lines" svg:x1="3.794cm" svg:y1="11.974cm" svg:x2="5.75cm" svg:y2="11.983cm" draw:start-shape="id6" draw:end-shape="id2" draw:end-glue-point="3" svg:d="M3794 11974h500l956 9h500" svg:viewBox="0 0 1957 10">
          <text:p/>
        </draw:connector>
        <draw:connector draw:style-name="A" draw:layer="layout" draw:type="lines" svg:x1="10.7cm" svg:y1="11.977cm" svg:x2="8.05cm" svg:y2="11.983cm" draw:start-shape="id3" draw:end-shape="id2" draw:end-glue-point="1" svg:d="M10700 11977h-500l-1650 6h-500" svg:viewBox="0 0 2651 7">
          <text:p/>
        </draw:connector>
        <draw:connector draw:style-name="G" draw:layer="layout" draw:type="lines" svg:x1="11.873cm" svg:y1="12.75cm" svg:x2="14.75cm" svg:y2="15.627cm" draw:start-shape="id3" draw:start-glue-point="2" draw:end-shape="id7" svg:d="M11873 12750v500l2377 2377h500" svg:viewBox="0 0 2878 2878">
          <text:p/>
        </draw:connector>
        <draw:connector draw:style-name="F" draw:layer="layout" draw:type="lines" svg:x1="17.096cm" svg:y1="15.627cm" svg:x2="20.373cm" svg:y2="12.75cm" draw:start-shape="id7" draw:start-glue-point="1" draw:end-shape="id8" draw:end-glue-point="2" svg:d="M17096 15627h500l2777-2377v-500" svg:viewBox="0 0 3278 2878">
          <text:p/>
        </draw:connector>
        <draw:connector draw:style-name="E" draw:layer="layout" draw:type="lines" svg:x1="23.827cm" svg:y1="11.989cm" svg:x2="21.546cm" svg:y2="11.977cm" draw:start-shape="id9" draw:start-glue-point="3" draw:end-shape="id8" svg:d="M23827 11989h-500l-1281-12h-500" svg:viewBox="0 0 2282 13">
          <text:p/>
        </draw:connector>
        <draw:connector draw:style-name="E" draw:layer="layout" draw:type="lines" svg:x1="24.977cm" svg:y1="11.123cm" svg:x2="26.106cm" svg:y2="8.375cm" draw:start-shape="id9" draw:start-glue-point="0" draw:end-shape="id10" draw:end-glue-point="3" svg:d="M24977 11123v-500l629-2248h500" svg:viewBox="0 0 1130 2749">
          <text:p/>
        </draw:connector>
        <draw:connector draw:style-name="E" draw:layer="layout" draw:type="lines" svg:x1="24.977cm" svg:y1="12.856cm" svg:x2="26.106cm" svg:y2="14.974cm" draw:start-shape="id9" draw:start-glue-point="2" draw:end-shape="id11" draw:end-glue-point="3" svg:d="M24977 12856v500l629 1618h500" svg:viewBox="0 0 1130 2119">
          <text:p/>
        </draw:connector>
        <draw:connector draw:style-name="D" draw:layer="layout" draw:type="lines" svg:x1="20.373cm" svg:y1="11.205cm" svg:x2="17.096cm" svg:y2="8.422cm" draw:start-shape="id8" draw:start-glue-point="0" draw:end-shape="id4" svg:d="M20373 11205v-500l-2777-2283h-500" svg:viewBox="0 0 3278 2784">
          <text:p/>
        </draw:connector>
        <draw:connector draw:style-name="C" draw:layer="layout" draw:type="lines" svg:x1="15.923cm" svg:y1="7.65cm" svg:x2="15.953cm" svg:y2="4.45cm" draw:start-shape="id4" draw:start-glue-point="0" draw:end-shape="id12" svg:d="M15923 7650v-500l30-2200v-500" svg:viewBox="0 0 31 3201">
          <text:p/>
        </draw:connector>
        <draw:connector draw:style-name="H" draw:layer="layout" draw:type="lines" svg:x1="15.923cm" svg:y1="9.195cm" svg:x2="15.923cm" svg:y2="14.855cm" draw:start-shape="id4" draw:end-shape="id7" svg:d="M15923 9195v500 4660 500" svg:viewBox="0 0 1 5661">
          <text:p/>
        </draw:connector>
        <draw:frame draw:style-name="Host" draw:layer="layout" svg:width="1.788cm" svg:height="0.628cm" svg:x="1.56cm" svg:y="13.567cm">
          <draw:text-box>
            <text:p>Host02</text:p>
          </draw:text-box>
        </draw:frame>
        <draw:frame draw:style-name="Host" draw:layer="layout" svg:width="1.788cm" svg:height="0.628cm" svg:x="1.601cm" svg:y="17.855cm">
          <draw:text-box>
            <text:p>Host03</text:p>
          </draw:text-box>
        </draw:frame>
        <draw:frame draw:style-name="gr6" draw:layer="layout" svg:width="1.988cm" svg:height="0.628cm" svg:x="14.762cm" svg:y="1.05cm">
          <draw:text-box>
            <text:p>Host04</text:p>
          </draw:text-box>
        </draw:frame>
        <draw:frame draw:style-name="Host" draw:layer="layout" svg:width="1.788cm" svg:height="0.628cm" svg:x="26.46cm" svg:y="9.905cm">
          <draw:text-box>
            <text:p>Host05</text:p>
          </draw:text-box>
        </draw:frame>
        <draw:frame draw:style-name="Host" draw:layer="layout" svg:width="1.788cm" svg:height="0.628cm" svg:x="26.451cm" svg:y="16.567cm">
          <draw:text-box>
            <text:p>Host06</text:p>
          </draw:text-box>
        </draw:frame>
        <draw:frame draw:style-name="Host" draw:layer="layout" svg:width="2.318cm" svg:height="0.628cm" svg:x="13.2cm" svg:y="11.572cm">
          <draw:text-box>
            <text:p>Router01</text:p>
          </draw:text-box>
        </draw:frame>
        <draw:frame draw:style-name="Host" draw:layer="layout" svg:width="2.318cm" svg:height="0.628cm" svg:x="14.794cm" svg:y="9.267cm">
          <draw:text-box>
            <text:p>Router02</text:p>
          </draw:text-box>
        </draw:frame>
        <draw:frame draw:style-name="Host" draw:layer="layout" svg:width="2.318cm" svg:height="0.628cm" svg:x="16.732cm" svg:y="11.65cm">
          <draw:text-box>
            <text:p>Router03</text:p>
          </draw:text-box>
        </draw:frame>
        <draw:frame draw:style-name="Host" draw:layer="layout" svg:width="2.318cm" svg:height="0.628cm" svg:x="14.732cm" svg:y="16.472cm">
          <draw:text-box>
            <text:p>Router04</text:p>
          </draw:text-box>
        </draw:frame>
        <draw:frame draw:style-name="Interface" draw:layer="layout" svg:width="1.286cm" svg:height="0.912cm" svg:x="3.73cm" svg:y="11.813cm">
          <draw:text-box>
            <text:p>h2-eth0</text:p>
          </draw:text-box>
        </draw:frame>
        <draw:frame draw:style-name="Interface" draw:layer="layout" svg:width="1.286cm" svg:height="0.912cm" svg:x="3.73cm" svg:y="16.163cm">
          <draw:text-box>
            <text:p>h3-eth0</text:p>
          </draw:text-box>
        </draw:frame>
        <draw:frame draw:style-name="Interface" draw:layer="layout" svg:width="1.214cm" svg:height="0.912cm" svg:x="11.866cm" svg:y="10.588cm">
          <draw:text-box>
            <text:p>r1-eth1</text:p>
          </draw:text-box>
        </draw:frame>
        <draw:frame draw:style-name="IP" draw:layer="layout" svg:width="2.192cm" svg:height="0.612cm" svg:x="8.446cm" svg:y="11.188cm">
          <draw:text-box>
            <text:p>10.0.0.100</text:p>
          </draw:text-box>
        </draw:frame>
        <draw:frame draw:style-name="gr7" draw:layer="layout" svg:width="2.292cm" svg:height="0.612cm" svg:x="11cm" svg:y="10.15cm">
          <draw:text-box>
            <text:p>10.0.1.9</text:p>
          </draw:text-box>
        </draw:frame>
        <draw:frame draw:style-name="Interface" draw:layer="layout" svg:width="1.214cm" svg:height="0.912cm" svg:x="9.466cm" svg:y="11.863cm">
          <draw:text-box>
            <text:p>r1-eth0</text:p>
          </draw:text-box>
        </draw:frame>
        <draw:frame draw:style-name="Interface" draw:layer="layout" svg:width="1.214cm" svg:height="0.912cm" svg:x="12cm" svg:y="12.438cm">
          <draw:text-box>
            <text:p>r1-eth2</text:p>
          </draw:text-box>
        </draw:frame>
        <draw:frame draw:style-name="IP" draw:layer="layout" svg:width="2.192cm" svg:height="0.612cm" svg:x="11.258cm" svg:y="13.118cm">
          <draw:text-box>
            <text:p>10.0.1.50</text:p>
          </draw:text-box>
        </draw:frame>
        <draw:frame draw:style-name="IP" draw:layer="layout" svg:width="2.192cm" svg:height="0.612cm" svg:x="12.508cm" svg:y="8.55cm">
          <draw:text-box>
            <text:p>10.0.1.10</text:p>
          </draw:text-box>
        </draw:frame>
        <draw:frame draw:style-name="Interface" draw:layer="layout" svg:width="1.214cm" svg:height="0.912cm" svg:x="13.536cm" svg:y="7.8cm">
          <draw:text-box>
            <text:p>r2-eth1</text:p>
          </draw:text-box>
        </draw:frame>
        <draw:frame draw:style-name="IP" draw:layer="layout" svg:width="2.192cm" svg:height="0.612cm" svg:x="14.858cm" svg:y="4.938cm">
          <draw:text-box>
            <text:p>10.0.1.17</text:p>
          </draw:text-box>
        </draw:frame>
        <draw:frame draw:style-name="IP" draw:layer="layout" svg:width="2.192cm" svg:height="0.612cm" svg:x="23.858cm" svg:y="7.1cm">
          <draw:text-box>
            <text:p>10.0.1.34</text:p>
          </draw:text-box>
        </draw:frame>
        <draw:frame draw:style-name="IP" draw:layer="layout" svg:width="2.192cm" svg:height="0.612cm" svg:x="23.775cm" svg:y="15.638cm">
          <draw:text-box>
            <text:p>10.0.1.35</text:p>
          </draw:text-box>
        </draw:frame>
        <draw:frame draw:style-name="IP" draw:layer="layout" svg:width="2.192cm" svg:height="0.612cm" svg:x="21.608cm" svg:y="11.007cm">
          <draw:text-box>
            <text:p>10.0.1.33</text:p>
          </draw:text-box>
        </draw:frame>
        <draw:frame draw:style-name="IP" draw:layer="layout" svg:width="2.192cm" svg:height="0.612cm" svg:x="17.258cm" svg:y="8.55cm">
          <draw:text-box>
            <text:p>10.0.1.25</text:p>
          </draw:text-box>
        </draw:frame>
        <draw:frame draw:style-name="IP" draw:layer="layout" svg:width="2.192cm" svg:height="0.612cm" svg:x="18.523cm" svg:y="9.638cm">
          <draw:text-box>
            <text:p>10.0.1.26</text:p>
          </draw:text-box>
        </draw:frame>
        <draw:frame draw:style-name="IP" draw:layer="layout" svg:width="2.192cm" svg:height="0.612cm" svg:x="19.072cm" svg:y="13.289cm">
          <draw:text-box>
            <text:p>10.0.1.41</text:p>
          </draw:text-box>
        </draw:frame>
        <draw:frame draw:style-name="IP" draw:layer="layout" svg:width="2.192cm" svg:height="0.612cm" svg:x="17.758cm" svg:y="16.25cm">
          <draw:text-box>
            <text:p>10.0.1.42</text:p>
          </draw:text-box>
        </draw:frame>
        <draw:frame draw:style-name="IP" draw:layer="layout" svg:width="2.192cm" svg:height="0.612cm" svg:x="14.873cm" svg:y="13.688cm">
          <draw:text-box>
            <text:p>10.0.1.58</text:p>
          </draw:text-box>
        </draw:frame>
        <draw:frame draw:style-name="IP" draw:layer="layout" svg:width="2.192cm" svg:height="0.612cm" svg:x="12.3cm" svg:y="16.238cm">
          <draw:text-box>
            <text:p>10.0.1.49</text:p>
          </draw:text-box>
        </draw:frame>
        <draw:frame draw:style-name="IP" draw:layer="layout" svg:width="2.192cm" svg:height="0.612cm" svg:x="14.875cm" svg:y="6.488cm">
          <draw:text-box>
            <text:p>10.0.1.22</text:p>
          </draw:text-box>
        </draw:frame>
        <draw:frame draw:style-name="Interface" draw:layer="layout" svg:width="1.214cm" svg:height="0.912cm" svg:x="15.9cm" svg:y="4.238cm">
          <draw:text-box>
            <text:p>r2-eth1</text:p>
          </draw:text-box>
        </draw:frame>
        <draw:frame draw:style-name="Interface" draw:layer="layout" svg:width="1.214cm" svg:height="0.912cm" svg:x="15.886cm" svg:y="6.988cm">
          <draw:text-box>
            <text:p>r2-eth0</text:p>
          </draw:text-box>
        </draw:frame>
        <draw:frame draw:style-name="Interface" draw:layer="layout" svg:width="1.214cm" svg:height="0.912cm" svg:x="17.036cm" svg:y="7.8cm">
          <draw:text-box>
            <text:p>r2-eth2</text:p>
          </draw:text-box>
        </draw:frame>
        <draw:frame draw:style-name="Interface" draw:layer="layout" svg:width="1.214cm" svg:height="0.912cm" svg:x="19.25cm" svg:y="10.05cm">
          <draw:text-box>
            <text:p>r3-eth1</text:p>
          </draw:text-box>
        </draw:frame>
        <draw:frame draw:style-name="Interface" draw:layer="layout" svg:width="1.214cm" svg:height="0.912cm" svg:x="21.536cm" svg:y="11.8cm">
          <draw:text-box>
            <text:p>r3-eth0</text:p>
          </draw:text-box>
        </draw:frame>
        <draw:frame draw:style-name="Interface" draw:layer="layout" svg:width="1.286cm" svg:height="0.912cm" svg:x="24.83cm" svg:y="7.638cm">
          <draw:text-box>
            <text:p>h5-eth0</text:p>
          </draw:text-box>
        </draw:frame>
        <draw:frame draw:style-name="Interface" draw:layer="layout" svg:width="1.286cm" svg:height="0.912cm" svg:x="24.932cm" svg:y="14.763cm">
          <draw:text-box>
            <text:p>h6-eth0</text:p>
          </draw:text-box>
        </draw:frame>
        <draw:frame draw:style-name="Interface" draw:layer="layout" svg:width="1.214cm" svg:height="0.912cm" svg:x="19.15cm" svg:y="12.488cm">
          <draw:text-box>
            <text:p>r3-eth2</text:p>
          </draw:text-box>
        </draw:frame>
        <draw:frame draw:style-name="Interface" draw:layer="layout" svg:width="1.214cm" svg:height="0.912cm" svg:x="17.036cm" svg:y="15.388cm">
          <draw:text-box>
            <text:p>r4-eth0</text:p>
          </draw:text-box>
        </draw:frame>
        <draw:frame draw:style-name="Interface" draw:layer="layout" svg:width="1.214cm" svg:height="0.912cm" svg:x="13.536cm" svg:y="15.388cm">
          <draw:text-box>
            <text:p>r4-eth1</text:p>
          </draw:text-box>
        </draw:frame>
        <draw:frame draw:style-name="Interface" draw:layer="layout" svg:width="1.214cm" svg:height="0.912cm" svg:x="15.886cm" svg:y="14.138cm">
          <draw:text-box>
            <text:p>r4-eth2</text:p>
          </draw:text-box>
        </draw:frame>
        <draw:frame draw:style-name="Interface" draw:layer="layout" svg:width="1.214cm" svg:height="0.912cm" svg:x="16cm" svg:y="9.55cm">
          <draw:text-box>
            <text:p>r2-eth3</text:p>
          </draw:text-box>
        </draw:frame>
        <draw:frame draw:style-name="IP" draw:layer="layout" svg:width="2.192cm" svg:height="0.612cm" svg:x="14.873cm" svg:y="10.388cm">
          <draw:text-box>
            <text:p>10.0.1.57</text:p>
          </draw:text-box>
        </draw:frame>
        <draw:frame draw:style-name="gr8" draw:text-style-name="P3" draw:layer="layout" svg:width="2.873cm" svg:height="4.517cm" svg:x="7.5cm" svg:y="15.383cm">
          <draw:text-box>
            <text:p text:style-name="P2"><text:span text:style-name="T1">Subnets:</text:span></text:p>
            <text:p text:style-name="P2"><text:span text:style-name="T2">10.0.0.0/24</text:span></text:p>
            <text:p text:style-name="P2"><text:span text:style-name="T3">10.0.1.8/29</text:span></text:p>
            <text:p text:style-name="P2"><text:span text:style-name="T4">10.0.1.16/29</text:span></text:p>
            <text:p text:style-name="P2"><text:span text:style-name="T5">10.0.1.24/29</text:span></text:p>
            <text:p text:style-name="P2"><text:span text:style-name="T6">10.0.1.32/29</text:span></text:p>
            <text:p text:style-name="P2"><text:span text:style-name="T7">10.0.1.40/29</text:span></text:p>
            <text:p text:style-name="P2"><text:span text:style-name="T8">10.0.1.48/29</text:span></text:p>
            <text:p text:style-name="P2"><text:span text:style-name="T9">10.0.1.56/29</text:span></text:p>
          </draw:text-box>
        </draw:frame>
        <draw:frame draw:style-name="Host" draw:layer="layout" svg:width="2.288cm" svg:height="0.628cm" svg:x="5.615cm" svg:y="12.85cm">
          <draw:text-box>
            <text:p>Switch01</text:p>
          </draw:text-box>
        </draw:frame>
        <draw:frame draw:style-name="Host" draw:layer="layout" svg:width="2.288cm" svg:height="0.628cm" svg:x="23.8cm" svg:y="12.772cm">
          <draw:text-box>
            <text:p>Switch0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0.712cm" fo:min-width="2.292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family-asian="Tahoma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P" style:family="graphic" style:parent-style-name="standard">
      <style:graphic-properties draw:stroke-dash="Dashed_20__28_var_29__20_1" draw:fill="solid" draw:opacity="60%" draw:textarea-horizontal-align="center" draw:textarea-vertical-align="middle" draw:auto-grow-width="true" fo:padding-top="-0.05cm" fo:padding-bottom="-0.05cm" fo:padding-left="-0.05cm" fo:padding-right="-0.05cm" draw:shadow="hidden" draw:shadow-opacity="60%"/>
      <style:paragraph-properties>
        <style:tab-stops/>
      </style:paragraph-properties>
      <style:text-properties fo:font-size="12pt" fo:text-shadow="1pt 1pt"/>
    </style:style>
    <style:style style:name="Host" style:family="graphic" style:parent-style-name="standard">
      <style:graphic-properties draw:stroke="none" svg:stroke-color="#000000" draw:fill="solid" draw:fill-color="#ffffff" draw:opacity="50%" draw:textarea-horizontal-align="center" draw:textarea-vertical-align="middle" draw:auto-grow-height="true" draw:auto-grow-width="true" fo:min-height="0cm" fo:min-width="0cm" fo:padding-top="0cm" fo:padding-bottom="0cm" fo:padding-left="0cm" fo:padding-right="0cm" draw:shadow-opacity="50%"/>
      <style:text-properties fo:color="#ff0000" fo:font-size="16pt" fo:text-shadow="1pt 1pt"/>
    </style:style>
    <style:style style:name="Interface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0cm" fo:padding-top="0.1cm" fo:padding-bottom="0.1cm" fo:padding-left="0.1cm" fo:padding-right="0.1cm"/>
      <style:paragraph-properties>
        <style:tab-stops/>
      </style:paragraph-properties>
      <style:text-properties fo:font-size="9pt" fo:text-shadow="1pt 1pt" fo:font-weight="normal"/>
    </style:style>
    <style:style style:name="Link" style:family="graphic" style:parent-style-name="standard">
      <style:graphic-properties svg:stroke-width="0.05cm" svg:stroke-color="#000000" draw:marker-start-width="0.275cm" draw:marker-end-width="0.275cm"/>
      <style:paragraph-properties>
        <style:tab-stops/>
      </style:paragraph-properties>
    </style:style>
    <style:style style:name="A" style:family="graphic" style:parent-style-name="Link">
      <style:graphic-properties svg:stroke-color="#000080"/>
    </style:style>
    <style:style style:name="E" style:family="graphic" style:parent-style-name="Link">
      <style:graphic-properties svg:stroke-color="#ffd320"/>
    </style:style>
    <style:style style:name="B" style:family="graphic" style:parent-style-name="Link">
      <style:graphic-properties svg:stroke-color="#ff0000"/>
    </style:style>
    <style:style style:name="C" style:family="graphic" style:parent-style-name="Link">
      <style:graphic-properties svg:stroke-color="#9999ff"/>
    </style:style>
    <style:style style:name="D" style:family="graphic" style:parent-style-name="Link">
      <style:graphic-properties svg:stroke-color="#993366"/>
    </style:style>
    <style:style style:name="F" style:family="graphic" style:parent-style-name="Link">
      <style:graphic-properties svg:stroke-color="#808080"/>
    </style:style>
    <style:style style:name="G" style:family="graphic" style:parent-style-name="Link">
      <style:graphic-properties svg:stroke-color="#000000"/>
    </style:style>
    <style:style style:name="H" style:family="graphic" style:parent-style-name="Link">
      <style:graphic-properties svg:stroke-color="#33cc66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4T22:05:52.619615672</meta:creation-date>
    <dc:date>2015-08-14T23:32:37.043938894</dc:date>
    <meta:editing-duration>PT1H11M24S</meta:editing-duration>
    <meta:editing-cycles>10</meta:editing-cycles>
    <meta:generator>LibreOffice/4.4.4.3$Linux_X86_64 LibreOffice_project/40m0$Build-3</meta:generator>
    <meta:print-date>2015-08-14T23:28:46.695743418</meta:print-date>
    <meta:document-statistic meta:object-count="76"/>
  </office:meta>
</office:document-meta>
</file>